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8958in" style:rel-column-width="29426*"/>
    </style:style>
    <style:style style:name="OfficerTable.B" style:family="table-column">
      <style:table-column-properties style:column-width="3.5535in" style:rel-column-width="36109*"/>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1945in" fo:margin-bottom="0in" fo:text-indent="0in" style:auto-text-indent="false"/>
    </style:style>
    <style:style style:name="P3" style:family="paragraph" style:parent-style-name="Normal_20__28_Web_29_">
      <style:paragraph-properties fo:margin-top="0.1945in" fo:margin-bottom="0in"/>
    </style:style>
    <style:style style:name="P4"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_20__28_Web_29_">
      <style:paragraph-properties fo:margin-top="0.1945in" fo:margin-bottom="0in" fo:line-height="200%"/>
    </style:style>
    <style:style style:name="P6" style:family="paragraph" style:parent-style-name="Normal_20__28_Web_29_">
      <style:paragraph-properties fo:margin-top="0.1945in" fo:margin-bottom="0in" fo:text-align="end" style:justify-single-word="false"/>
    </style:style>
    <style:style style:name="P7"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9" style:family="paragraph" style:parent-style-name="Text_20_body">
      <style:paragraph-properties fo:margin-left="3.0626in" fo:margin-right="0in" fo:margin-top="0in" fo:margin-bottom="0in" fo:text-indent="0in" style:auto-text-indent="false"/>
    </style:style>
    <style:style style:name="P10"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1" style:family="paragraph" style:parent-style-name="Standard">
      <style:paragraph-properties fo:margin-left="3.0626in" fo:margin-right="0in" fo:margin-top="0in" fo:margin-bottom="0in" style:line-height-at-least="0.0693in" fo:text-indent="0in" style:auto-text-indent="false"/>
      <style:text-properties fo:font-variant="normal" fo:text-transform="none"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3.0626in" fo:margin-right="0in" style:line-height-at-least="0.0693in" fo:text-align="start" style:justify-single-word="false" fo:text-indent="0in" style:auto-text-indent="false"/>
      <style:text-properties fo:text-transform="uppercase"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14" style:family="paragraph" style:parent-style-name="Standard">
      <style:paragraph-properties fo:margin-left="3.0626in" fo:margin-right="0in" style:line-height-at-least="0.0693in" fo:text-align="start" style:justify-single-word="false" fo:text-indent="0in" style:auto-text-indent="false"/>
      <style:text-properties fo:font-variant="normal" fo:text-transform="none" style:font-name="Times New Roman" fo:font-size="12pt" fo:font-weight="normal" style:font-size-asian="12pt" style:font-weight-asian="normal" style:font-size-complex="12pt" style:font-weight-complex="normal"/>
    </style:style>
    <style:style style:name="P15" style:family="paragraph" style:parent-style-name="Text_20_body">
      <style:paragraph-properties fo:line-height="150%" fo:text-align="center" style:justify-single-word="false" fo:break-before="page"/>
      <style:text-properties fo:font-weight="bold"/>
    </style:style>
    <style:style style:name="P16"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17" style:family="paragraph" style:parent-style-name="Text_20_body">
      <style:paragraph-properties fo:line-height="150%"/>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0" style:family="paragraph" style:parent-style-name="Text_20_body">
      <style:paragraph-properties fo:line-height="200%"/>
    </style:style>
    <style:style style:name="P21" style:family="paragraph" style:parent-style-name="Text_20_body">
      <style:paragraph-properties fo:line-height="200%" fo:text-align="center" style:justify-single-word="false"/>
    </style:style>
    <style:style style:name="P22"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text-transform="uppercase" style:font-name="Times New Roman" fo:font-size="12pt" fo:font-weight="bold" fo:background-color="transparent" style:font-size-asian="12pt" style:font-weight-asian="bold" style:font-size-complex="12pt" style:font-weight-complex="bold"/>
    </style:style>
    <style:style style:name="P24" style:family="paragraph" style:parent-style-name="Standard">
      <style:paragraph-properties fo:line-height="150%"/>
      <style:text-properties style:font-name="Times New Roman" fo:font-size="12pt" style:font-size-asian="12pt" style:font-size-complex="12pt"/>
    </style:style>
    <style:style style:name="P2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26" style:family="paragraph" style:parent-style-name="Standard">
      <style:paragraph-properties fo:line-height="200%"/>
      <style:text-properties style:font-name="Times New Roman" fo:font-size="12pt" style:font-size-asian="12pt" style:font-size-complex="12pt"/>
    </style:style>
    <style:style style:name="P27"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28" style:family="paragraph" style:parent-style-name="Standard">
      <style:text-properties style:font-name="Arial" fo:font-size="4pt" style:font-size-asian="4pt" style:font-size-complex="4pt"/>
    </style:style>
    <style:style style:name="P29" style:family="paragraph" style:parent-style-name="Standard">
      <style:paragraph-properties fo:margin-left="0in" fo:margin-right="0in" fo:margin-top="0in" fo:margin-bottom="0in" fo:text-align="center"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0in" fo:margin-right="0in" fo:margin-top="0in" fo:margin-bottom="0in" fo:text-align="center" style:justify-single-word="false" fo:text-indent="0in" style:auto-text-indent="false" fo:break-before="page"/>
      <style:text-properties style:text-underline-style="solid" style:text-underline-width="auto" style:text-underline-color="font-color" fo:font-weight="bold" style:font-weight-asian="bold" style:font-weight-complex="bold"/>
    </style:style>
    <style:style style:name="P31"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32"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33"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style:text-underline-style="none"/>
    </style:style>
    <style:style style:name="P34"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5"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6"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7"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8" style:family="paragraph" style:parent-style-name="Standard">
      <style:paragraph-properties fo:margin-top="0.0799in" fo:margin-bottom="0.0799in" fo:text-align="center" style:justify-single-word="false"/>
      <style:text-properties fo:font-variant="small-caps" style:font-name="Eras Demi ITC" fo:font-size="14pt" style:font-size-asian="14pt" style:font-size-complex="14pt"/>
    </style:style>
    <style:style style:name="P39" style:family="paragraph" style:parent-style-name="Horizontal_20_Line">
      <style:paragraph-properties fo:margin-top="0in" fo:margin-bottom="0in" fo:line-height="100%"/>
      <style:text-properties fo:font-size="6pt" style:font-size-asian="6pt" style:font-size-complex="6pt"/>
    </style:style>
    <style:style style:name="P40" style:family="paragraph" style:parent-style-name="Standard">
      <style:paragraph-properties fo:margin-top="0.0598in" fo:margin-bottom="0in" fo:line-height="100%"/>
      <style:text-properties style:font-name="Eras Medium ITC"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top="0.0598in" fo:margin-bottom="0in" fo:line-height="100%"/>
      <style:text-properties style:font-name="Eras Medium ITC" fo:font-size="12pt" style:font-size-asian="12pt" style:font-size-complex="12pt"/>
    </style:style>
    <style:style style:name="P42" style:family="paragraph" style:parent-style-name="Standard">
      <style:paragraph-properties fo:margin-top="0.05in" fo:margin-bottom="0in" fo:line-height="100%"/>
      <style:text-properties style:font-name="Eras Medium ITC" fo:font-size="12pt" style:font-size-asian="12pt" style:font-size-complex="12pt"/>
    </style:style>
    <style:style style:name="P43" style:family="paragraph" style:parent-style-name="Standard" style:master-page-name="WelcomePage">
      <style:paragraph-properties fo:margin-top="0in" fo:margin-bottom="0in" fo:text-align="center" style:justify-single-word="false" style:page-number="auto" fo:background-color="transparent">
        <style:background-image/>
      </style:paragraph-properties>
      <style:text-properties style:font-name="Eras Bold ITC" fo:font-size="18pt" fo:font-weight="bold" style:font-size-asian="18pt" style:font-weight-asian="bold" style:font-size-complex="18pt" style:font-weight-complex="bold"/>
    </style:style>
    <style:style style:name="P44"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2pt" fo:font-weight="bold" style:font-size-asian="12pt" style:font-weight-asian="bold" style:font-size-complex="12pt" style:font-weight-complex="bold"/>
    </style:style>
    <style:style style:name="T1" style:family="text">
      <style:text-properties fo:font-variant="normal" fo:text-transform="none" fo:font-weight="normal" style:font-weight-asian="normal" style:font-weight-complex="normal"/>
    </style:style>
    <style:style style:name="T2" style:family="text">
      <style:text-properties style:font-name="Eras Medium ITC" style:text-underline-style="none"/>
    </style:style>
    <style:style style:name="T3" style:family="text">
      <style:text-properties fo:color="#dc2300" style:font-name="Eras Medium ITC" style:text-underline-style="solid" style:text-underline-width="auto" style:text-underline-color="font-color"/>
    </style:style>
    <style:style style:name="T4"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Welcome To WyomingRegisteredAgent.com!</text:p>
      <text:p text:style-name="P38">Thank you for your purchase. In this package you will find the following:</text:p>
      <text:p text:style-name="P31">Articles of Incorporation</text:p>
      <text:p text:style-name="P32"><text:span text:style-name="T2">These are the filed and approved documents from the Wyoming Secretary of State which should be kept in a safe place with your other corporate documents.</text:span> </text:p>
      <text:p text:style-name="P28"/>
      <text:p text:style-name="P31">Appointment of Initial Director &amp; Consent to Action without a Meeting of the Directors</text:p>
      <text:p text:style-name="P33">Since WyomingRegisteredAgent.com signed the Articles of Incorporation as the incorporator, this resolution appoints the nominee as the director when the incorporator resigns. The Consent to Action without a Meeting of the Directors appoints you as the new director, and does not get filed with the State on the public record.</text:p>
      <text:p text:style-name="P28"/>
      <text:p text:style-name="P31">Bank Resolution</text:p>
      <text:p text:style-name="P32"><text:span text:style-name="T2">The nominee director authorizes you to open a bank account with this resolution. Present this to the bank when you are opening an account so they recognize that you are authorized to sign on behalf of the corporation. </text:span><text:s/></text:p>
      <text:p text:style-name="P28"/>
      <text:p text:style-name="P31">Resignation of Incorporator</text:p>
      <text:p text:style-name="P32"><text:span text:style-name="T2">Since we signed the Articles of Incorporation as the incorporator, this document shows we are no longer acting on behalf of your company. </text:span><text:span text:style-name="T3">We are still your registered agent.</text:span> </text:p>
      <text:p text:style-name="P39"/>
      <text:p text:style-name="P36">Manage Your Account Online</text:p>
      <text:p text:style-name="P34">Go to http://my.wyomingregisteredagent.com/user/password</text:p>
      <text:p text:style-name="P35">User Name: [onshow.username]</text:p>
      <text:p text:style-name="P35">To have your password emailed to you.</text:p>
      <text:p text:style-name="P42">You can manage your account online to keep up to date on the status of your LLC, find out when annual reports are due, make changes to your mailing address and access a library of over 1,000 corporate resolutions.</text:p>
      <text:p text:style-name="P39"/>
      <text:p text:style-name="P36">When Your Annual Report is Due</text:p>
      <text:p text:style-name="P41">Your annual report is due on the first day of the month of organization every year. WyomingRegisteredAgent.com will notify you by both mail and email approximately 45 days before your annual report is due.</text:p>
      <text:p text:style-name="P39"/>
      <text:p text:style-name="P37">Questions &amp; Support</text:p>
      <text:p text:style-name="P40">For the fastest response to your problems and questions, please send an email to <text:span text:style-name="T4">support@wyomingregisteredagent.com</text:span>. Alternatively, contact us by phone at 1.307.637.5151</text:p>
      <text:p text:style-name="P30"/>
      <text:p text:style-name="P29"/>
      <text:p text:style-name="P4"/>
      <text:p text:style-name="P4">RESIGNATION OF INCORPORATOR</text:p>
      <text:p text:style-name="P5"/>
      <text:p text:style-name="P3">WyomingRegisteredAgent.com Inc. does hereby resign as incorporator of <text:bookmark text:name="CompanyName"/>[onshow.company_name], a Wyoming corporation, effective this day <text:date style:data-style-name="N76" text:date-value="2011-08-14T22:43:09.58">August 14, 2011</text:date>.</text:p>
      <text:p text:style-name="P6"/>
      <text:p text:style-name="P2"/>
      <text:p text:style-name="P1">By: ___________________________________</text:p>
      <text:p text:style-name="P1">Name: Jason DeBraal</text:p>
      <text:p text:style-name="P1">Title: Vice President</text:p>
      <text:p text:style-name="P1">WyomingRegisteredAgent.com, Inc.</text:p>
      <text:p text:style-name="P1"/>
      <text:p text:style-name="P15">Resolution Of INCORPORATOR<text:line-break/>TO APPOINT DIRECTORS for</text:p>
      <text:p text:style-name="P18"> </text:p>
      <text:p text:style-name="P19">[onshow.company_name]</text:p>
      <text:p text:style-name="P18">A Wyoming Corporation (hereafter “corporation”)</text:p>
      <text:p text:style-name="P18"> </text:p>
      <text:p text:style-name="P17">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7">Name</text:p>
            </table:table-cell>
            <table:table-cell table:style-name="OfficerTable.A1" office:value-type="string">
              <text:p text:style-name="P7">Address</text:p>
            </table:table-cell>
          </table:table-row>
        </table:table-header-rows>
        <table:table-row>
          <table:table-cell table:style-name="OfficerTable.A1" office:value-type="string">
            <text:p text:style-name="P8">Wyoming Executive Management Corp.</text:p>
          </table:table-cell>
          <table:table-cell table:style-name="OfficerTable.A1" office:value-type="string">
            <text:p text:style-name="P8">2510 Warren Avenue, Cheyenne, Wyoming 82001</text:p>
          </table:table-cell>
        </table:table-row>
      </table:table>
      <text:p text:style-name="Standard"/>
      <text:p text:style-name="Standard"/>
      <text:p text:style-name="P17">  </text:p>
      <text:p text:style-name="P20">Adopted and resolved by the Incorporator of the corporation this <text:date style:data-style-name="N76" text:date-value="2011-08-14T22:43:09.60">August 14, 2011</text:date>.</text:p>
      <text:p text:style-name="P21"> </text:p>
      <text:p text:style-name="P9">________________________________________<text:line-break/>Jason DeBraal, Vice President</text:p>
      <text:p text:style-name="P9">WyomingRegisteredAgent.com, Inc.</text:p>
      <text:p text:style-name="P9">Incorporator</text:p>
      <text:p text:style-name="P9"/>
      <text:p text:style-name="P44">CONSENT TO ACTIOn WITHOUT A Meeting of the DIRECTORS </text:p>
      <text:p text:style-name="P22">OF</text:p>
      <text:p text:style-name="P23">[onshow.company_name]</text:p>
      <text:p text:style-name="P25">A Wyoming Corporation (hereafter “corporation”)</text:p>
      <text:p text:style-name="P25"/>
      <text:p text:style-name="P24">In accordance with the provisions of the Wyoming Business Corporation Act, Wyoming Executive Management Corp., the original Director of the corporation, hereby consents to the following action:</text:p>
      <text:p text:style-name="P24">RESOLVED that <text:bookmark text:name="Nominee1"/>[onshow.director_1_name], is hereby appointed as Director of the corporation, to serve until a successor is duly elected and qualified.</text:p>
      <text:p text:style-name="P24">FURTHER RESOLVED, that the Director, <text:bookmark text:name="Nominee2"/>[onshow.director_1_name], shall have the full power and authority to act on behalf of the corporation.</text:p>
      <text:p text:style-name="P24">RESOLVED FURTHER that <text:bookmark text:name="Nominee3"/>[onshow.director_1_name]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4">FURTHER RESOLVED, that Wyoming Executive Management Corp., the original director of the corporation, hereby tender and submit my resignation as a director of any and all positions with the above named corporation, such resignation to be effective this day.</text:p>
      <text:p text:style-name="P24">IN WITNESS HEREOF, the undersigned has executed this written consent as of the date hereof.</text:p>
      <text:p text:style-name="P26">Dated today, <text:date style:data-style-name="N76" text:date-value="2011-08-14T22:43:09.71">August 14, 2011</text:date>.</text:p>
      <text:p text:style-name="P27"/>
      <text:p text:style-name="P12">________________________________________<text:line-break/><text:span text:style-name="T1">Wyoming Executive Management Corp., Director</text:span></text:p>
      <text:p text:style-name="P14">Jason DeBraal, Vice President</text:p>
      <text:p text:style-name="P16">ACCEPTANCE OF APPOINTMENT AS DIRECTOR </text:p>
      <text:p text:style-name="P22">OF</text:p>
      <text:p text:style-name="P22">[onshow.company_name]</text:p>
      <text:p text:style-name="P25">A Wyoming Corporation (hereafter “corporation”)</text:p>
      <text:p text:style-name="P25"/>
      <text:p text:style-name="P24">I, <text:bookmark text:name="Nominee4"/>[onshow.director_1_name], having been appointed a Director of the corporation, do hereby accept said position effective as of the time of my appointment on this ________ day of _______________________, __________.</text:p>
      <text:p text:style-name="P13"/>
      <text:p text:style-name="P27"/>
      <text:p text:style-name="P10">________________________________________<text:line-break/>[onshow.director_1_name], Director</text:p>
      <text:p text:style-name="P10"/>
      <text:p text:style-name="P44">BANK RESOLUTION </text:p>
      <text:p text:style-name="P22">OF</text:p>
      <text:p text:style-name="P22">[onshow.company_name]</text:p>
      <text:p text:style-name="P25"><text:bookmark-start text:name="CompanyName3"/>A Wyoming Corporation (hereafter “Corporation”)<text:bookmark-end text:name="CompanyName3"/></text:p>
      <text:p text:style-name="P25"/>
      <text:p text:style-name="P24">Wyoming Executive Management Corp., the undersigned, being the original director of the Corporation, having met and discussed the business herein set forth, have unanimously:</text:p>
      <text:p text:style-name="P24"/>
      <text:p text:style-name="P24">RESOLVED, that <text:bookmark text:name="Manager"/>[onshow.director_1_name], be and are hereby authorized to open a bank account in the name of this Corporation for the deposit and withdrawal of funds belonging to the Corporation.</text:p>
      <text:p text:style-name="P24"/>
      <text:p text:style-name="P26">Adopted and resolved by the Director of the Corporation this <text:date style:data-style-name="N76" text:date-value="2011-08-14T22:43:09.71">August 14, 2011</text:date>.</text:p>
      <text:p text:style-name="P27"/>
      <text:p text:style-name="P10">________________________________________<text:line-break/><text:span text:style-name="T1">Wyoming Executive Management Corp., Director</text:span></text:p>
      <text:p text:style-name="P11">Jason DeBraal, Vice Pres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Welcome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7T15:35:12.43</meta:creation-date>
    <meta:editing-duration>PT3H53M13S</meta:editing-duration>
    <meta:editing-cycles>18</meta:editing-cycles>
    <meta:generator>OpenOffice.org/3.3$Win32 OpenOffice.org_project/330m20$Build-9567</meta:generator>
    <meta:initial-creator>Keith Vogt</meta:initial-creator>
    <dc:date>2011-08-14T22:43:09.51</dc:date>
    <dc:creator>Keith Vogt</dc:creator>
    <meta:printed-by>Keith Vogt</meta:printed-by>
    <meta:print-date>2011-02-21T13:41:16.13</meta:print-date>
    <meta:document-statistic meta:table-count="1" meta:image-count="0" meta:object-count="0" meta:page-count="6" meta:paragraph-count="69" meta:word-count="745" meta:character-count="5242"/>
  </office:meta>
</office:document-meta>
</file>